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19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73.0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9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51pt solid #000000" fo:padding-bottom="0.41mm" fo:padding-left="0.49mm" fo:padding-right="0.49mm" fo:padding-top="0.9mm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0.51pt solid #000000" fo:padding-bottom="0.41mm" fo:padding-left="0.49mm" fo:padding-right="0.49mm" fo:padding-top="0.9mm" style:vertical-align="middle"/>
    </style:style>
    <style:style style:name="ce3" style:family="table-cell" style:parent-style-name="Default">
      <style:table-cell-properties fo:border="0.79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5" table:default-cell-style-name="ce4"/>
        <table:table-column table:style-name="co9" table:number-columns-repeated="1013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CODE UTILISAT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Mail</text:p>
          </table:table-cell>
          <table:table-cell table:style-name="Default" table:number-columns-repeated="1018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RANSSOI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cfranssois</text:p>
          </table:table-cell>
          <table:table-cell table:style-name="ce3" office:value-type="string" calcext:value-type="string">
            <text:p>cfranssois@etu.umontpellier.fr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formula="of:=MID([.A4];1;SEARCH(&quot;_&quot;;[.A4];1)-1)" office:value-type="string" office:string-value="MALiK" calcext:value-type="string">
            <text:p>MALiK</text:p>
          </table:table-cell>
          <table:table-cell table:formula="of:=MID([.A4];SEARCH(&quot;_&quot;;[.A4];1)+1;LEN([.A4]))" office:value-type="string" office:string-value="Abedal" calcext:value-type="string">
            <text:p>Abedal</text:p>
          </table:table-cell>
          <table:table-cell table:formula="of:=LOWER(CONCATENATE(MID([.D4];1;1);[.C4]))" office:value-type="string" office:string-value="amalik" calcext:value-type="string">
            <text:p>amalik</text:p>
          </table:table-cell>
          <table:table-cell table:formula="of:=IF([.B4]=&quot;Et&quot;;CONCATENATE([.E4];&quot;@etu.umontpellier.fr&quot;);CONCATENATE([.E4];&quot;@umontpellier.fr&quot;))" office:value-type="string" office:string-value="amalik@umontpellier.fr" calcext:value-type="string">
            <text:p>amalik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formula="of:=MID([.A5];1;SEARCH(&quot;_&quot;;[.A5];1)-1)" office:value-type="string" office:string-value="MONTANT" calcext:value-type="string">
            <text:p>MONTANT</text:p>
          </table:table-cell>
          <table:table-cell table:formula="of:=MID([.A5];SEARCH(&quot;_&quot;;[.A5];1)+1;LEN([.A5]))" office:value-type="string" office:string-value="Yves" calcext:value-type="string">
            <text:p>Yves</text:p>
          </table:table-cell>
          <table:table-cell table:formula="of:=LOWER(CONCATENATE(MID([.D5];1;1);[.C5]))" office:value-type="string" office:string-value="ymontant" calcext:value-type="string">
            <text:p>ymontant</text:p>
          </table:table-cell>
          <table:table-cell table:formula="of:=IF([.B5]=&quot;Et&quot;;CONCATENATE([.E5];&quot;@etu.umontpellier.fr&quot;);CONCATENATE([.E5];&quot;@umontpellier.fr&quot;))" office:value-type="string" office:string-value="ymontant@etu.umontpellier.fr" calcext:value-type="string">
            <text:p>ymontant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formula="of:=MID([.A6];1;SEARCH(&quot;_&quot;;[.A6];1)-1)" office:value-type="string" office:string-value="SIMAUNE" calcext:value-type="string">
            <text:p>SIMAUNE</text:p>
          </table:table-cell>
          <table:table-cell table:formula="of:=MID([.A6];SEARCH(&quot;_&quot;;[.A6];1)+1;LEN([.A6]))" office:value-type="string" office:string-value="Nina" calcext:value-type="string">
            <text:p>Nina</text:p>
          </table:table-cell>
          <table:table-cell table:formula="of:=LOWER(CONCATENATE(MID([.D6];1;1);[.C6]))" office:value-type="string" office:string-value="nsimaune" calcext:value-type="string">
            <text:p>nsimaune</text:p>
          </table:table-cell>
          <table:table-cell table:formula="of:=IF([.B6]=&quot;Et&quot;;CONCATENATE([.E6];&quot;@etu.umontpellier.fr&quot;);CONCATENATE([.E6];&quot;@umontpellier.fr&quot;))" office:value-type="string" office:string-value="nsimaune@etu.umontpellier.fr" calcext:value-type="string">
            <text:p>nsimaune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formula="of:=MID([.A7];1;SEARCH(&quot;_&quot;;[.A7];1)-1)" office:value-type="string" office:string-value="TYLER" calcext:value-type="string">
            <text:p>TYLER</text:p>
          </table:table-cell>
          <table:table-cell table:formula="of:=MID([.A7];SEARCH(&quot;_&quot;;[.A7];1)+1;LEN([.A7]))" office:value-type="string" office:string-value="Boni" calcext:value-type="string">
            <text:p>Boni</text:p>
          </table:table-cell>
          <table:table-cell table:formula="of:=LOWER(CONCATENATE(MID([.D7];1;1);[.C7]))" office:value-type="string" office:string-value="btyler" calcext:value-type="string">
            <text:p>btyler</text:p>
          </table:table-cell>
          <table:table-cell table:formula="of:=IF([.B7]=&quot;Et&quot;;CONCATENATE([.E7];&quot;@etu.umontpellier.fr&quot;);CONCATENATE([.E7];&quot;@umontpellier.fr&quot;))" office:value-type="string" office:string-value="btyler@umontpellier.fr" calcext:value-type="string">
            <text:p>btyler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formula="of:=MID([.A8];1;SEARCH(&quot;_&quot;;[.A8];1)-1)" office:value-type="string" office:string-value="TRENAIS" calcext:value-type="string">
            <text:p>TRENAIS</text:p>
          </table:table-cell>
          <table:table-cell table:formula="of:=MID([.A8];SEARCH(&quot;_&quot;;[.A8];1)+1;LEN([.A8]))" office:value-type="string" office:string-value="Charles" calcext:value-type="string">
            <text:p>Charles</text:p>
          </table:table-cell>
          <table:table-cell table:formula="of:=LOWER(CONCATENATE(MID([.D8];1;1);[.C8]))" office:value-type="string" office:string-value="ctrenais" calcext:value-type="string">
            <text:p>ctrenais</text:p>
          </table:table-cell>
          <table:table-cell table:formula="of:=IF([.B8]=&quot;Et&quot;;CONCATENATE([.E8];&quot;@etu.umontpellier.fr&quot;);CONCATENATE([.E8];&quot;@umontpellier.fr&quot;))" office:value-type="string" office:string-value="ctrenais@etu.umontpellier.fr" calcext:value-type="string">
            <text:p>ctrenais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formula="of:=MID([.A9];1;SEARCH(&quot;_&quot;;[.A9];1)-1)" office:value-type="string" office:string-value="HAGUEN" calcext:value-type="string">
            <text:p>HAGUEN</text:p>
          </table:table-cell>
          <table:table-cell table:formula="of:=MID([.A9];SEARCH(&quot;_&quot;;[.A9];1)+1;LEN([.A9]))" office:value-type="string" office:string-value="Nina" calcext:value-type="string">
            <text:p>Nina</text:p>
          </table:table-cell>
          <table:table-cell table:formula="of:=LOWER(CONCATENATE(MID([.D9];1;1);[.C9]))" office:value-type="string" office:string-value="nhaguen" calcext:value-type="string">
            <text:p>nhaguen</text:p>
          </table:table-cell>
          <table:table-cell table:formula="of:=IF([.B9]=&quot;Et&quot;;CONCATENATE([.E9];&quot;@etu.umontpellier.fr&quot;);CONCATENATE([.E9];&quot;@umontpellier.fr&quot;))" office:value-type="string" office:string-value="nhaguen@umontpellier.fr" calcext:value-type="string">
            <text:p>nhaguen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formula="of:=MID([.A10];1;SEARCH(&quot;_&quot;;[.A10];1)-1)" office:value-type="string" office:string-value="STARR" calcext:value-type="string">
            <text:p>STARR</text:p>
          </table:table-cell>
          <table:table-cell table:formula="of:=MID([.A10];SEARCH(&quot;_&quot;;[.A10];1)+1;LEN([.A10]))" office:value-type="string" office:string-value="Johet" calcext:value-type="string">
            <text:p>Johet</text:p>
          </table:table-cell>
          <table:table-cell table:formula="of:=LOWER(CONCATENATE(MID([.D10];1;1);[.C10]))" office:value-type="string" office:string-value="jstarr" calcext:value-type="string">
            <text:p>jstarr</text:p>
          </table:table-cell>
          <table:table-cell table:formula="of:=IF([.B10]=&quot;Et&quot;;CONCATENATE([.E10];&quot;@etu.umontpellier.fr&quot;);CONCATENATE([.E10];&quot;@umontpellier.fr&quot;))" office:value-type="string" office:string-value="jstarr@umontpellier.fr" calcext:value-type="string">
            <text:p>jstarr@umontpellier.fr</text:p>
          </table:table-cell>
          <table:table-cell table:number-columns-repeated="1018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6:15:43.783061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stf STF</meta:initial-creator>
    <meta:creation-date>2008-09-30T15:42:19</meta:creation-date>
    <dc:date>2018-11-08T16:25:43.917864737</dc:date>
    <dc:language>fr-FR</dc:language>
    <meta:editing-cycles>9</meta:editing-cycles>
    <meta:editing-duration>PT1H1M25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